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4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7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66b3"/>
    </style:style>
  </office:automatic-styles>
  <office:body>
    <office:spreadsheet>
      <table:calculation-settings table:automatic-find-labels="false" table:use-regular-expressions="false" table:use-wildcards="true"/>
      <table:table table:name="32 bit compilation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#include&lt;stdio.h&gt;</text:p>
            <text:p>int main(void)</text:p>
            <text:p>{</text:p>
            <text:p>    int no1=10;</text:p>
            <text:p>    printf("\n &amp;no1=%u", &amp;no1);</text:p>
            <text:p>    printf("\n sizeof(&amp;no1)=%u", sizeof(&amp;no1));</text:p>
            <text:p>     printf("\n (int)&amp;main=%d", (int)&amp;no1);</text:p>
            <text:p>    printf("\n sizeof((int)&amp;no1)=%d", sizeof((int)&amp;no1));</text:p>
            <text:p>    printf("\n sizeof((int)&amp;no1)+3=%d", sizeof((int)&amp;no1)+3);</text:p>
            <text:p>    return 0;</text:p>
            <text:p>}</text:p>
          </table:table-cell>
          <table:table-cell office:value-type="string" calcext:value-type="string" table:number-columns-spanned="7" table:number-rows-spanned="1">
            <text:p>&amp;no1=6422300</text:p>
            <text:p><text:span text:style-name="T1"> sizeof(&amp;no1)=4</text:span></text:p>
            <text:p> (int)&amp;main=6422300</text:p>
            <text:p> sizeof((int)&amp;no1)=4</text:p>
            <text:p> sizeof((int)&amp;no1)+3=7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8" table:number-rows-spanned="2">
            <text:p>On 32 bit compilation <text:s text:c="2"/>gcc -m32 demo10.c</text:p>
          </table:table-cell>
          <table:covered-table-cell table:style-name="Default"/>
          <table:covered-table-cell table:number-columns-repeated="6"/>
        </table:table-row>
        <table:table-row table:style-name="ro2">
          <table:covered-table-cell/>
          <table:covered-table-cell table:style-name="Default"/>
          <table:covered-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3">
            <text:p>#include&lt;stdio.h&gt;</text:p>
            <text:p>int main(void)</text:p>
            <text:p>{</text:p>
            <text:p>    char no1='A';</text:p>
            <text:p>    printf("\n &amp;no1=%u", &amp;no1);</text:p>
            <text:p>    printf("\n sizeof(&amp;no1)=%u", sizeof(&amp;no1));</text:p>
            <text:p>     printf("\n (int)&amp;main=%d", (int)&amp;no1);</text:p>
            <text:p>    printf("\n sizeof((int)&amp;no1)=%d", sizeof((int)&amp;no1));</text:p>
            <text:p>    printf("\n sizeof((int)&amp;no1)+3=%d", sizeof((int)&amp;no1)+3);</text:p>
            <text:p>    return 0;</text:p>
            <text:p>}</text:p>
          </table:table-cell>
          <table:table-cell office:value-type="string" calcext:value-type="string" table:number-columns-spanned="7" table:number-rows-spanned="13">
            <text:p>&amp;no1=6422300</text:p>
            <text:p><text:span text:style-name="T1"> sizeof(&amp;no1)=4</text:span></text:p>
            <text:p> (int)&amp;main=6422300</text:p>
            <text:p> sizeof((int)&amp;no1)=4</text:p>
            <text:p> sizeof((int)&amp;no1)+3=7</text:p>
          </table:table-cell>
          <table:covered-table-cell table:number-columns-repeated="6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3">
          <table:covered-table-cell table:number-columns-repeated="8"/>
        </table:table-row>
      </table:table>
      <table:table table:name="64 bit compilation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#include&lt;stdio.h&gt;</text:p>
            <text:p>int main(void)</text:p>
            <text:p>{</text:p>
            <text:p>    int no1=10;</text:p>
            <text:p>    printf("\n &amp;no1=%u", &amp;no1);</text:p>
            <text:p>    printf("\n sizeof(&amp;no1)=%u", sizeof(&amp;no1));</text:p>
            <text:p>     printf("\n (int)&amp;main=%d", (int)&amp;no1);</text:p>
            <text:p>    printf("\n sizeof((int)&amp;no1)=%d", sizeof((int)&amp;no1));</text:p>
            <text:p>    printf("\n sizeof((int)&amp;no1)+3=%d", sizeof((int)&amp;no1)+3);</text:p>
            <text:p>    return 0;</text:p>
            <text:p>}</text:p>
          </table:table-cell>
          <table:table-cell table:style-name="ce5" office:value-type="string" calcext:value-type="string" table:number-columns-spanned="7" table:number-rows-spanned="1">
            <text:p>&amp;no1=3168712084</text:p>
            <text:p><text:span text:style-name="T1"> sizeof(&amp;no1)=8</text:span></text:p>
            <text:p> (int)&amp;main=-1126255212</text:p>
            <text:p> sizeof((int)&amp;no1)=4</text:p>
            <text:p> sizeof((int)&amp;no1)+3=7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8" table:number-rows-spanned="2">
            <text:p>On 32 bit compilation <text:s text:c="2"/>gcc -m64 demo10.c</text:p>
          </table:table-cell>
          <table:covered-table-cell table:style-name="Default"/>
          <table:covered-table-cell table:number-columns-repeated="6"/>
        </table:table-row>
        <table:table-row table:style-name="ro2">
          <table:covered-table-cell/>
          <table:covered-table-cell table:style-name="Default"/>
          <table:covered-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3">
            <text:p>#include&lt;stdio.h&gt;</text:p>
            <text:p>int main(void)</text:p>
            <text:p>{</text:p>
            <text:p>    char no1='A';</text:p>
            <text:p>    printf("\n &amp;no1=%u", &amp;no1);</text:p>
            <text:p>    printf("\n sizeof(&amp;no1)=%u", sizeof(&amp;no1));</text:p>
            <text:p>     printf("\n (int)&amp;main=%d", (int)&amp;no1);</text:p>
            <text:p>    printf("\n sizeof((int)&amp;no1)=%d", sizeof((int)&amp;no1));</text:p>
            <text:p>    printf("\n sizeof((int)&amp;no1)+3=%d", sizeof((int)&amp;no1)+3);</text:p>
            <text:p>    return 0;</text:p>
            <text:p>}</text:p>
          </table:table-cell>
          <table:table-cell office:value-type="string" calcext:value-type="string" table:number-columns-spanned="7" table:number-rows-spanned="13">
            <text:p>&amp;no1=3116209735</text:p>
            <text:p><text:span text:style-name="T1"> sizeof(&amp;no1)=8</text:span></text:p>
            <text:p> (int)&amp;main=-1178757561</text:p>
            <text:p> sizeof((int)&amp;no1)=4</text:p>
            <text:p> sizeof((int)&amp;no1)+3=7</text:p>
          </table:table-cell>
          <table:covered-table-cell table:number-columns-repeated="6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3"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3T11:55:21.941478099</meta:creation-date>
    <dc:date>2023-11-03T15:14:07.367259946</dc:date>
    <meta:editing-duration>PT2H57M53S</meta:editing-duration>
    <meta:editing-cycles>2</meta:editing-cycles>
    <meta:generator>LibreOffice/6.0.7.3$Linux_X86_64 LibreOffice_project/00m0$Build-3</meta:generator>
    <meta:document-statistic meta:table-count="2" meta:cell-count="10" meta:object-count="0"/>
  </office:meta>
</office:document-meta>
</file>